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4pt" fo:font-weight="bold" officeooo:rsid="004a73c5" officeooo:paragraph-rsid="004a73c5" style:font-size-asian="12.25pt" style:font-weight-asian="bold" style:font-size-complex="14pt" style:font-weight-complex="bold"/>
    </style:style>
    <style:style style:name="P2" style:family="paragraph" style:parent-style-name="Standard">
      <style:text-properties style:text-position="0% 100%" fo:font-size="12pt" fo:font-weight="normal" officeooo:rsid="004a73c5" officeooo:paragraph-rsid="004a73c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text-position="0% 100%" fo:font-size="12pt" fo:font-weight="normal" officeooo:rsid="004e9f66" officeooo:paragraph-rsid="005b2fb4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fo:font-weight="normal" officeooo:rsid="002972e4" officeooo:paragraph-rsid="00636dab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fo:font-weight="normal" officeooo:rsid="00636dab" officeooo:paragraph-rsid="00636dab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fo:font-weight="normal" officeooo:rsid="0041e463" officeooo:paragraph-rsid="00636dab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fo:font-weight="bold" officeooo:rsid="002d1fff" officeooo:paragraph-rsid="00636dab" style:font-size-asian="10.5pt" style:font-weight-asian="bold" style:font-size-complex="12pt" style:font-weight-complex="bold"/>
    </style:style>
    <style:style style:name="P8" style:family="paragraph" style:parent-style-name="Standard">
      <style:text-properties style:text-position="0% 100%" fo:font-size="12pt" fo:font-weight="bold" officeooo:rsid="0027a547" officeooo:paragraph-rsid="00636dab" style:font-size-asian="10.5pt" style:font-weight-asian="bold" style:font-size-complex="12pt" style:font-weight-complex="bold"/>
    </style:style>
    <style:style style:name="P9" style:family="paragraph" style:parent-style-name="Standard">
      <style:text-properties style:text-position="0% 100%" fo:font-size="12pt" fo:font-weight="bold" officeooo:rsid="002972e4" officeooo:paragraph-rsid="00636dab" style:font-size-asian="10.5pt" style:font-weight-asian="bold" style:font-size-complex="12pt" style:font-weight-complex="bold"/>
    </style:style>
    <style:style style:name="P10" style:family="paragraph" style:parent-style-name="Standard">
      <style:text-properties style:text-position="0% 100%" fo:font-size="12pt" fo:font-weight="bold" officeooo:rsid="002a8c25" officeooo:paragraph-rsid="00636dab" style:font-size-asian="10.5pt" style:font-weight-asian="bold" style:font-size-complex="12pt" style:font-weight-complex="bold"/>
    </style:style>
    <style:style style:name="P11" style:family="paragraph" style:parent-style-name="Standard">
      <style:text-properties style:text-position="0% 100%" fo:font-size="12pt" fo:font-weight="bold" officeooo:rsid="002b2c13" officeooo:paragraph-rsid="00636dab" style:font-size-asian="10.5pt" style:font-weight-asian="bold" style:font-size-complex="12pt" style:font-weight-complex="bold"/>
    </style:style>
    <style:style style:name="P12" style:family="paragraph" style:parent-style-name="Standard">
      <style:text-properties style:text-position="0% 100%" fo:font-size="12pt" fo:font-weight="bold" officeooo:rsid="002c66bf" officeooo:paragraph-rsid="00636dab" style:font-size-asian="10.5pt" style:font-weight-asian="bold" style:font-size-complex="12pt" style:font-weight-complex="bold"/>
    </style:style>
    <style:style style:name="P13" style:family="paragraph" style:parent-style-name="Standard">
      <style:text-properties style:text-position="0% 100%" fo:font-size="12pt" fo:font-weight="bold" officeooo:rsid="004349ac" officeooo:paragraph-rsid="00636dab" style:font-size-asian="10.5pt" style:font-weight-asian="bold" style:font-size-complex="12pt" style:font-weight-complex="bold"/>
    </style:style>
    <style:style style:name="P14" style:family="paragraph" style:parent-style-name="Standard">
      <style:text-properties style:text-position="0% 100%" fo:font-size="12pt" fo:font-weight="bold" officeooo:rsid="0041e463" officeooo:paragraph-rsid="00636dab" style:font-size-asian="10.5pt" style:font-weight-asian="bold" style:font-size-complex="12pt" style:font-weight-complex="bold"/>
    </style:style>
    <style:style style:name="T1" style:family="text">
      <style:text-properties officeooo:rsid="004b2c02"/>
    </style:style>
    <style:style style:name="T2" style:family="text">
      <style:text-properties officeooo:rsid="004f81b9"/>
    </style:style>
    <style:style style:name="T3" style:family="text">
      <style:text-properties officeooo:rsid="0050bff0"/>
    </style:style>
    <style:style style:name="T4" style:family="text">
      <style:text-properties style:text-position="super 58%" officeooo:rsid="004f81b9"/>
    </style:style>
    <style:style style:name="T5" style:family="text">
      <style:text-properties officeooo:rsid="002a8c25"/>
    </style:style>
    <style:style style:name="T6" style:family="text">
      <style:text-properties officeooo:rsid="002972e4"/>
    </style:style>
    <style:style style:name="T7" style:family="text">
      <style:text-properties officeooo:rsid="00636dab"/>
    </style:style>
    <style:style style:name="T8" style:family="text">
      <style:text-properties officeooo:rsid="00466dba"/>
    </style:style>
    <style:style style:name="T9" style:family="text">
      <style:text-properties officeooo:rsid="004349ac"/>
    </style:style>
    <style:style style:name="T10" style:family="text">
      <style:text-properties officeooo:rsid="0043ab3a"/>
    </style:style>
    <style:style style:name="T11" style:family="text">
      <style:text-properties officeooo:rsid="00646e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Days Later deep in Fodder city</text:p>
      <text:p text:style-name="P1"/>
      <text:p text:style-name="P2">I had looted multiple jewellery stores and sold them in the past 2 days. I also encountered 2 gun shops and looted a police station. I earned a<text:span text:style-name="T11">round</text:span> $100,000 in the 2 days I spent in the city. <text:span text:style-name="T1">Most of the things I sold were items that you couldn’t use for fighting like jewellery.</text:span> I also got a big amount of guns from the gun shops. I got <text:span text:style-name="T1">an assortment of equipment from the police station either lying around or worn by the dead policemen. Looking around at the den I have made for myself I quietly appreciated it. I have made what I think is the perfect experience farm. The place was a small restaurant near a big hotel. I light up the hotel during night to attract zombies from far away. While I use loud speakers to attract the nearby zombies to my fortified restaurant. I made a pulley system that drops and lifts a very sturdy door at the entrance. The door was put in a slot that I made. The slot was made of wood and screwed to the wall and the floor. It was made so I can make zombies come in when I needed to practice my melee weapons or shooting skills really close to the enemies. There was a ladder leading to the roof of the restaurant. There I could practice my shooting skills from far away. I preferred the method of letting the zombies in to kill them though it allowed me to gain money after I killed zombies even though it took more time to gain experience. On the roof was also the exit I use I made a series of bridges and ramps that I use to travel the block. Each of the buildings on the block I put ladders in alleys where zombies don’t go too often.</text:span></text:p>
      <text:p text:style-name="P2"/>
      <text:p text:style-name="P3">Deciding it was time for another zombie killing I pull the chains lifting the door. I then hook the chains on a bent metal bar in the farthest end of the restaurant. I count the number of zombies that goes in and wait till there’s a hundred of them. Releasing the chains from the hook the door drops and kills one of the zombies. I then equip a <text:span text:style-name="T3">long-sword</text:span> I bought from the shop. <text:span text:style-name="T2">I remembered that zombies or walkers as the main characters of this universe calls them are unbelievably weak against blades. I decided I’d buy a sword so since it is a good idea. So I bought the long-sword then I remembered that long-swords weren’t very good at extremely close range so I also bought a roundel dagger. Roundel daggers were primarily stabbing weapons and since most of the actions you see in the TV series was stabbing. I picked a roundel dagger. With the first few zombies closing in a make wide vertical slice with my long-sword decapitating four of them in one swing. Which is impossible in real life but this is the walking dead where you could easily cut through skulls with a sword. I continue doing calculated swings till a heavily armoured police zombie comes my way. I know that I could do a weapon switch faster by equipping the dagger but I was training to hide my gamer abilities when I eventually show myself to the inhabitants of this world so I instead throw the long-sword away from the walkers and drew my dagger. <text:s/>I hold out my hand and grab it’s helmet. Controlling it’s movements I lift the visor and stick my dagger through it’s eye. Sheathing the dagger back I take a sprint to my long-sword and repeat the routine of great wide swings killing multiple walkers at each time. Finishing the last of the 100 that came in I begin putting them all in the inventory. After that selling them, I then repeat the process 5 more times and then go to the roof or the hotel to practice shooting. I decided to practice shooting the sniper rifles I got. Since I had a level 3 on my Weapon Proficiency: Rifles I could shoot a walker’s head 100% of the time within 105 meters or 115 yards. I go to the top of the hotel which is above the 20</text:span><text:span text:style-name="T4">th</text:span><text:span text:style-name="T2"> floor giving me a distance of around 70 meters from the ground. Taking out a hunting rifle I aim at the building I know is around a 100 meters away over all giving me around 120 meters of distance to shoot at. Good enough of a distance to increase the level of my Weapon Proficiency: Rifles into 4. I fire 60 times before going back to the roof of the restaurant via a bridge in the second floor of the hotel. Done doing my experience farming I go outside and head to the nearest gym to increase my stats. Practising my driving skills with a car along the way. <text:s/>At the gym I use all the non electronic machines. I use the barbell and do squats with them to increase my strength. After 3 hours of non-stop exercise I go back to the restaurant using a motorcycle to practice in it. Before going to bed I check the notification my </text:span><text:soft-page-break/><text:span text:style-name="T2">Weapon Proficiency: Long-sword had gone up by 2 making me have level 22 in it. The skill didn’t really specify what each level up does so I only practice it with the zombies. My skill in rifles also had gone up 2 times. This skill did specify, Each level up increased my 100% accuracy range with rifles by 35 meters or around 38.5 yards each time. Of course if the gun itself is not so accurate like a musket for example I won’t have that 100% accuracy. Looking at the other notification I notice the rest of the notification was just a level up and stat gain one so. I open my character screen.</text:span></text:p>
      <text:p text:style-name="P3"/>
      <text:p text:style-name="P8">N<text:span text:style-name="T5">ame</text:span>: Antonio Miguel <text:span text:style-name="T6">Hernandez Lopez</text:span></text:p>
      <text:p text:style-name="P4"/>
      <text:p text:style-name="P9">A<text:span text:style-name="T5">ge</text:span>: 21</text:p>
      <text:p text:style-name="P9"/>
      <text:p text:style-name="P9">Title/s: The Gamer</text:p>
      <text:p text:style-name="P9"/>
      <text:p text:style-name="P9">LVL: 1<text:span text:style-name="T7">0</text:span></text:p>
      <text:p text:style-name="P9"/>
      <text:p text:style-name="P9">HP: 10<text:span text:style-name="T7">5</text:span></text:p>
      <text:p text:style-name="P9"><text:line-break/>STR: <text:span text:style-name="T7">27</text:span></text:p>
      <text:p text:style-name="P9"/>
      <text:p text:style-name="P9"><text:span text:style-name="T5">VIT</text:span>: <text:span text:style-name="T5">21</text:span></text:p>
      <text:p text:style-name="P10"/>
      <text:p text:style-name="P10">DEX: 2<text:span text:style-name="T7">5</text:span></text:p>
      <text:p text:style-name="P10"/>
      <text:p text:style-name="P10">INT: 2<text:span text:style-name="T7">4</text:span></text:p>
      <text:p text:style-name="P10"/>
      <text:p text:style-name="P10">WIS: 2<text:span text:style-name="T7">6</text:span></text:p>
      <text:p text:style-name="P10"/>
      <text:p text:style-name="P10">LCK: <text:span text:style-name="T7">35</text:span></text:p>
      <text:p text:style-name="P10"/>
      <text:p text:style-name="P10">POINTS: <text:span text:style-name="T7">45</text:span></text:p>
      <text:p text:style-name="P9"/>
      <text:p text:style-name="P10">Money: $<text:span text:style-name="T11">123,539.50</text:span></text:p>
      <text:p text:style-name="P10"/>
      <text:p text:style-name="P11">INVENTORY[]</text:p>
      <text:p text:style-name="P11"/>
      <text:p text:style-name="P10">ABILITIES[]</text:p>
      <text:p text:style-name="P10"/>
      <text:p text:style-name="P12">PERKS[]</text:p>
      <text:p text:style-name="P12"/>
      <text:p text:style-name="P7">PP: <text:span text:style-name="T7">1</text:span></text:p>
      <text:p text:style-name="P7"/>
      <text:p text:style-name="P5">Looking at it I decide to appoint 15 to my luck again. Making me have a total of 50 luck. I open my perk to get another one.</text:p>
      <text:p text:style-name="P5"/>
      <text:p text:style-name="P14">PERKS</text:p>
      <text:p text:style-name="P14">[</text:p>
      <text:p text:style-name="P14">The body and mind of a gamer – gives you a body that follows the laws of the game given to you and the mind of the gamer that removes negative emotions in you. Negative emotions registered are <text:span text:style-name="T8">emotions that cloud your mind. Example s are extreme sadness, anger and fear.</text:span></text:p>
      <text:p text:style-name="P13"><text:soft-page-break/>Sixth <text:span text:style-name="T7">S</text:span>ense – sends you a notification when trouble is coming. <text:span text:style-name="T10">Whether you are awake or not. Would forcefully wake you up.</text:span></text:p>
      <text:p text:style-name="P14"/>
      <text:p text:style-name="P14">[ADD PERK]</text:p>
      <text:p text:style-name="P14">]</text:p>
      <text:p text:style-name="P6"/>
      <text:p text:style-name="P6">Looking at the add perk I press it.</text:p>
      <text:p text:style-name="P6"/>
      <text:p text:style-name="P14">[</text:p>
      <text:p text:style-name="P14"><text:tab/><text:span text:style-name="T9">PP:1 </text:span></text:p>
      <text:p text:style-name="P13">Available Perks</text:p>
      <text:p text:style-name="P13"><text:tab/>[</text:p>
      <text:p text:style-name="P13"><text:tab/>Lean – instead of bulking up the more you gain strength you will stay slender.</text:p>
      <text:p text:style-name="P13"/>
      <text:p text:style-name="P13"><text:tab/>Quests – you get quests from time to time. With various rewards <text:span text:style-name="T10">ranging from XP to items <text:tab/>and money.</text:span></text:p>
      <text:p text:style-name="P13"/>
      <text:p text:style-name="P13"><text:tab/><text:span text:style-name="T7">Other Worldly Shopper – You can buy items not just available in the walking dead universe <text:tab/>but also from other universes.</text:span></text:p>
      <text:p text:style-name="P13"><text:tab/>]</text:p>
      <text:p text:style-name="P13"/>
      <text:p text:style-name="P13">]</text:p>
      <text:p text:style-name="P7"/>
      <text:p text:style-name="P5">I’m met with two extremely good options again. Even though I promised myself that I will get quests the next time I get a perk the idea of being able to buy things from other universes is really appealing so. I <text:span text:style-name="T11">pick the Other Worldly Shopper perk giving me access to items from other universes. Immediately after picking it I go to the armour section and use the filter to take out none indestructible items. I look at the cheapest one it was a shirt made out of vibranium and it was worth 3 million dollars. Dejected I won’t have indestructible armour I decide to save up for it. I make a list of items I could sell that will give me big money in a short period of time. I then set to memorize each one of them and for the next 40 days that’s what I do missing the chance of me meeting rick in King Coun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54:51.117000000</meta:creation-date>
    <dc:date>2018-11-22T19:01:19.137000000</dc:date>
    <meta:editing-duration>PT1H23M53S</meta:editing-duration>
    <meta:editing-cycles>15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38" meta:word-count="1355" meta:character-count="7061" meta:non-whitespace-character-count="5727"/>
  </office:meta>
</office:document-meta>
</file>